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xfBcComponent.do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xfBc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mponent.getB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mponent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mponent.setEndpoints( CxfBc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mponent.do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xfBcComponent.setConfiguration( CxfBc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mponent.setBusConfig( String bus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BcComponent.getBu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